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style:font-name="ubuntu" fo:language="sk" fo:country="SK" officeooo:rsid="001e6af3" officeooo:paragraph-rsid="001e6af3"/>
    </style:style>
    <style:style style:name="P2" style:family="paragraph" style:parent-style-name="Text_20_body">
      <style:text-properties style:font-name="ubuntu" fo:language="sk" fo:country="SK" officeooo:rsid="0020b5a8" officeooo:paragraph-rsid="0020b5a8"/>
    </style:style>
    <style:style style:name="P3" style:family="paragraph" style:parent-style-name="Text_20_body" style:list-style-name="L1">
      <style:text-properties style:font-name="ubuntu" fo:language="sk" fo:country="SK" fo:font-weight="bold" officeooo:rsid="00250795" officeooo:paragraph-rsid="00250795" style:font-weight-asian="bold" style:font-weight-complex="bold"/>
    </style:style>
    <style:style style:name="T1" style:family="text">
      <style:text-properties officeooo:rsid="0022749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lové pôsobenie magnetických polí</text:p>
      <text:p text:style-name="P2">Magnetické siločiary z viacerých zdrojov ktoré sú v 1 priestore ktoré sa nekrýžujú. <text:span text:style-name="T1">Keď máme viacej zdrojov a umiestnime ich do 1 priestoru vzniká jedno velké magnetické pole, ktorého tvar siločiar sa mení podľa vektora indukcie.</text:span></text:p>
      <text:list xml:id="list2436526429" text:style-name="L1">
        <text:list-item>
          <text:p text:style-name="P3">Silové pôsobenie na vodič prúd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7:23:42.722420248</meta:creation-date>
    <dc:date>2018-03-21T07:37:14.907735723</dc:date>
    <meta:editing-duration>PT13M28S</meta:editing-duration>
    <meta:editing-cycles>9</meta:editing-cycles>
    <meta:generator>LibreOffice/6.0.2.1.0$Linux_X86_64 LibreOffice_project/00m0$Build-1</meta:generator>
    <meta:document-statistic meta:table-count="0" meta:image-count="0" meta:object-count="0" meta:page-count="1" meta:paragraph-count="3" meta:word-count="46" meta:character-count="296" meta:non-whitespace-character-count="254"/>
  </office:meta>
</office:document-meta>
</file>